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06pt solid #000000" style:vertical-align="middle"/>
    </style:style>
    <style:style style:name="ce7" style:family="table-cell" style:parent-style-name="Default">
      <style:table-cell-properties fo:background-color="#eeeeee" fo:border="0.06pt solid #000000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 style:text-underline-style="none" style:text-underline-color="font-color"/>
    </style:style>
    <style:style style:name="T4" style:family="text">
      <style:text-properties style:text-line-through-mode="continuous" style:font-style-complex="italic" fo:language="en" fo:country="US" style:font-weight-complex="bold" style:font-relief="none" style:text-emphasize="none" style:font-size-complex="10pt" style:font-size-asian="10pt" style:font-name-complex="FreeSans" style:font-name-asian="Noto Sans CJK SC Regular" style:font-name="Liberation Sans" style:font-weight-asian="bold" style:language-asian="zh" style:country-asian="CN" fo:font-style="italic" fo:font-weight="bold" style:language-complex="hi" style:country-complex="IN" style:text-overline-style="none" style:text-overline-color="font-color" fo:font-size="10pt" style:text-line-through-type="none" style:text-outline="false" fo:text-shadow="none" style:font-style-asian="italic" style:text-underline-style="solid" style:text-underline-width="auto" style:text-underline-color="font-color"/>
    </style:style>
    <style:style style:name="T5" style:family="text">
      <style:text-properties style:text-line-through-mode="continuous" fo:language="en" fo:country="US" style:font-relief="none" style:text-emphasize="none" style:font-size-complex="10pt" style:font-size-asian="10pt" style:font-name-complex="FreeSans" style:font-name-asian="Noto Sans CJK SC Regular" style:font-name="Liberation Sans" style:language-asian="zh" style:country-asian="CN" style:language-complex="hi" style:country-complex="IN" style:text-overline-style="none" style:text-overline-color="font-color" fo:font-size="10pt" style:text-line-through-type="none" style:text-outline="false" fo:text-shadow="none" style:font-style-complex="normal" style:font-style-asian="normal" style:font-weight-complex="normal" style:font-weight-asian="normal" fo:font-style="normal" style:text-underline-style="none" style:text-underline-color="font-color" fo:font-weight="normal"/>
    </style:style>
    <style:style style:name="T6" style:family="text">
      <style:text-properties style:text-line-through-mode="continuous" fo:language="en" fo:country="US" style:font-relief="none" style:text-emphasize="none" style:font-size-complex="10pt" style:font-size-asian="10pt" style:font-name-complex="FreeSans" style:font-name-asian="Noto Sans CJK SC Regular" style:font-name="Liberation Sans" style:language-asian="zh" style:country-asian="CN" style:language-complex="hi" style:country-complex="IN" style:text-overline-style="none" style:text-overline-color="font-color" fo:font-size="10pt" style:text-line-through-type="none" style:text-outline="false" fo:text-shadow="none" style:text-underline-style="none" style:text-underline-color="font-color"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fo:font-weight="bold" style:text-underline-style="solid" style:text-underline-width="auto" style:text-underline-color="font-color" fo:font-style="normal" style:font-weight-asian="bold" style:font-weight-complex="bold" style:font-style-asian="normal" style:font-style-complex="normal"/>
    </style:style>
    <style:style style:name="T8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Tasks(Weekly Plans)</text:p>
          </table:table-cell>
          <table:table-cell table:style-name="ce3" office:value-type="string" calcext:value-type="string">
            <text:p>Who</text:p>
          </table:table-cell>
          <table:table-cell table:style-name="ce3" office:value-type="string" calcext:value-type="string">
            <text:p>% Complete</text:p>
          </table:table-cell>
          <table:table-cell table:style-name="ce3" office:value-type="string" calcext:value-type="string">
            <text:p>Time est.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Review</text:p>
          </table:table-cell>
          <table:table-cell table:style-name="ce6"/>
          <table:table-cell table:style-name="ce3" table:number-columns-repeated="1016"/>
          <table:table-cell table:style-name="ce7"/>
        </table:table-row>
        <table:table-row table:style-name="ro2">
          <table:table-cell office:value-type="string" calcext:value-type="string">
            <text:p>Create TPS report in LibreOffice</text:p>
          </table:table-cell>
          <table:table-cell table:style-name="ce4" office:value-type="string" calcext:value-type="string">
            <text:p><text:span text:style-name="T1">M</text:span>  /  <text:span text:style-name="T2">T</text:span></text:p>
          </table:table-cell>
          <table:table-cell table:style-name="ce4" office:value-type="string" calcext:value-type="string">
            <text:p>25 50 75 <text:span text:style-name="T7">100</text:span></text:p>
          </table:table-cell>
          <table:table-cell office:value-type="string" calcext:value-type="string">
            <text:p>30 mins.</text:p>
          </table:table-cell>
          <table:table-cell office:value-type="string" calcext:value-type="string">
            <text:p>45 min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up repository on github</text:p>
          </table:table-cell>
          <table:table-cell table:style-name="ce4" office:value-type="string" calcext:value-type="string">
            <text:p><text:span text:style-name="T1">M</text:span>  /  <text:span text:style-name="T2">T</text:span></text:p>
          </table:table-cell>
          <table:table-cell table:style-name="ce4" office:value-type="string" calcext:value-type="string">
            <text:p>25 50 75 <text:span text:style-name="T8">100</text:span></text:p>
          </table:table-cell>
          <table:table-cell office:value-type="string" calcext:value-type="string">
            <text:p>1 hr.</text:p>
          </table:table-cell>
          <table:table-cell office:value-type="string" calcext:value-type="string">
            <text:p>30 min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earch IEEE floating point</text:p>
          </table:table-cell>
          <table:table-cell table:style-name="ce4" office:value-type="string" calcext:value-type="string">
            <text:p><text:span text:style-name="T2">M</text:span>  /  <text:span text:style-name="T2">T</text:span></text:p>
          </table:table-cell>
          <table:table-cell table:style-name="ce4" office:value-type="string" calcext:value-type="string">
            <text:p><text:span text:style-name="T9">25</text:span> <text:span text:style-name="T10">50</text:span> 75 100</text:p>
          </table:table-cell>
          <table:table-cell office:value-type="string" calcext:value-type="string">
            <text:p>4 hrs.</text:p>
          </table:table-cell>
          <table:table-cell office:value-type="string" calcext:value-type="string">
            <text:p>1 h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d a coding style</text:p>
          </table:table-cell>
          <table:table-cell table:style-name="ce4" office:value-type="string" calcext:value-type="string">
            <text:p>M  /  <text:span text:style-name="T2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office:value-type="string" calcext:value-type="string">
            <text:p>30 mins.</text:p>
          </table:table-cell>
          <table:table-cell office:value-type="string" calcext:value-type="string">
            <text:p>1 h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earch Build standards</text:p>
          </table:table-cell>
          <table:table-cell table:style-name="ce4" office:value-type="string" calcext:value-type="string">
            <text:p>M  /  <text:span text:style-name="T2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office:value-type="string" calcext:value-type="string">
            <text:p>1 hr.</text:p>
          </table:table-cell>
          <table:table-cell office:value-type="string" calcext:value-type="string">
            <text:p>30 mins.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ompiling programs of basic solutions</text:p>
          </table:table-cell>
          <table:table-cell table:style-name="ce4" office:value-type="string" calcext:value-type="string">
            <text:p><text:span text:style-name="T2">M</text:span>  /  <text:span text:style-name="T3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office:value-type="string" calcext:value-type="string">
            <text:p>20 mins.</text:p>
          </table:table-cell>
          <table:table-cell office:value-type="string" calcext:value-type="string">
            <text:p>30 mins.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Finding build standards document- make</text:p>
          </table:table-cell>
          <table:table-cell table:style-name="ce4" office:value-type="string" calcext:value-type="string">
            <text:p><text:span text:style-name="T4">M</text:span><text:span text:style-name="T5">  /  </text:span><text:span text:style-name="T6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table:number-columns-repeated="2" office:value-type="string" calcext:value-type="string">
            <text:p>5 mins.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Setting up build environment – </text:p>
            <text:p>    directories, makefiles, bash script for</text:p>
            <text:p>    coverage testing makefiles</text:p>
          </table:table-cell>
          <table:table-cell table:style-name="ce4" office:value-type="string" calcext:value-type="string">
            <text:p><text:span text:style-name="T4">M</text:span><text:span text:style-name="T5">  /  </text:span><text:span text:style-name="T6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table:number-columns-repeated="2" office:value-type="string" calcext:value-type="string">
            <text:p>2 hrs.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Researching .md extension for READMEs</text:p>
            <text:p>    Adding README template</text:p>
          </table:table-cell>
          <table:table-cell table:style-name="ce4" office:value-type="string" calcext:value-type="string">
            <text:p><text:span text:style-name="T4">M</text:span><text:span text:style-name="T5">  /  </text:span><text:span text:style-name="T6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table:number-columns-repeated="2" office:value-type="string" calcext:value-type="string">
            <text:p>30 mins.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reating READMEs</text:p>
          </table:table-cell>
          <table:table-cell table:style-name="ce4" office:value-type="string" calcext:value-type="string">
            <text:p><text:span text:style-name="T4">M</text:span><text:span text:style-name="T5">  /  </text:span><text:span text:style-name="T6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table:number-columns-repeated="2" office:value-type="string" calcext:value-type="string">
            <text:p>15 mins.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Researching solutions better than basic </text:p>
            <text:p>    Solutions</text:p>
          </table:table-cell>
          <table:table-cell table:style-name="ce4" office:value-type="string" calcext:value-type="string">
            <text:p><text:span text:style-name="T4">M</text:span><text:span text:style-name="T5">  /  </text:span><text:span text:style-name="T6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table:number-columns-repeated="2" office:value-type="string" calcext:value-type="string">
            <text:p>2 hrs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C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Macallister Armstrong</text:p>
          <text:p>Tim Curry</text:p>
          <text:p>Date: 10/01/18</text:p>
          <text:p/>
        </style:region-left>
        <style:region-center>
          <text:p>TPS Report For:</text:p>
          <text:p>Quadratic Problem Solver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21:06:12.153157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8-09-30T21:11:10.927089629</dc:date>
    <meta:editing-duration>PT18M26S</meta:editing-duration>
    <meta:editing-cycles>6</meta:editing-cycles>
    <meta:generator>LibreOffice/6.0.6.2$Linux_X86_64 LibreOffice_project/00m0$Build-2</meta:generator>
    <meta:document-statistic meta:table-count="1" meta:cell-count="71" meta:object-count="0"/>
  </office:meta>
</office:document-meta>
</file>